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0FDF1CEAE212865BC7A.png" manifest:media-type="image/png"/>
  <manifest:file-entry manifest:full-path="Pictures/10000001000004A9000000FD750E596A5C782B61.png" manifest:media-type="image/png"/>
  <manifest:file-entry manifest:full-path="Pictures/10000001000004A9000000FDE3C2B151893C455D.png" manifest:media-type="image/png"/>
  <manifest:file-entry manifest:full-path="Pictures/100000010000055200000353FD0D83A3F07B1899.png" manifest:media-type="image/png"/>
  <manifest:file-entry manifest:full-path="Pictures/10000001000005520000035349523F36E58685CA.png" manifest:media-type="image/png"/>
  <manifest:file-entry manifest:full-path="Pictures/100000010000055200000353703DC21CF6A78C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12d" officeooo:paragraph-rsid="000f412d"/>
    </style:style>
    <style:style style:name="T1" style:family="text">
      <style:text-properties officeooo:rsid="000f41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6"/><text:span text:style-name="T1">Compte Rendu Geoworld</text:span></text:p>
      <text:p text:style-name="P1">YA</text:p>
      <text:p text:style-name="P1">Matthis</text:p>
      <text:p text:style-name="P1"/>
      <text:p text:style-name="P1"/>
      <text:p text:style-name="P1"><draw:frame draw:style-name="fr1" draw:name="Image1" text:anchor-type="char" svg:x="0.265cm" svg:y="0.122cm" svg:width="17cm" svg:height="10.62cm" draw:z-index="0"><draw:image xlink:href="Pictures/100000010000055200000353703DC21CF6A78C0B.png" xlink:type="simple" xlink:show="embed" xlink:actuate="onLoad" draw:mime-type="image/png"/></draw:frame><draw:frame draw:style-name="fr1" draw:name="Image2" text:anchor-type="char" svg:x="0.37cm" svg:y="12.383cm" svg:width="17cm" svg:height="10.62cm" draw:z-index="1"><draw:image xlink:href="Pictures/10000001000005520000035349523F36E58685C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0.185cm" svg:y="0.062cm" svg:width="17cm" svg:height="10.62cm" draw:z-index="2"><draw:image xlink:href="Pictures/100000010000055200000353FD0D83A3F07B189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6" text:anchor-type="char" svg:x="-0.159cm" svg:y="0.185cm" svg:width="17cm" svg:height="3.604cm" draw:z-index="5"><draw:image xlink:href="Pictures/10000001000004A9000000FDE3C2B151893C455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5" text:anchor-type="char" svg:x="-0.37cm" svg:y="0.397cm" svg:width="17cm" svg:height="3.604cm" draw:z-index="3"><draw:image xlink:href="Pictures/10000001000004A9000000FD750E596A5C782B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0.12cm" svg:y="0.4cm" svg:width="17cm" svg:height="3.604cm" draw:z-index="4"><draw:image xlink:href="Pictures/10000001000004A9000000FDF1CEAE212865BC7A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17:44.472745424</meta:creation-date>
    <dc:date>2024-03-22T14:02:31.341452104</dc:date>
    <meta:editing-duration>PT51M10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3" meta:word-count="5" meta:character-count="96" meta:non-whitespace-character-count="28"/>
  </office:meta>
</office:document-meta>
</file>